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86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2" table:style-name="ta1">
        <table:shapes>
          <draw:frame draw:z-index="0" draw:style-name="gr1" draw:text-style-name="P1" svg:width="453.86pt" svg:height="255.29pt" svg:x="40.79pt" svg:y="76.82pt">
            <draw:object draw:notify-on-update-of-ranges="task2.B1:task2.BU1 task2.A2:task2.A2 task2.B2:task2.BU2 task2.B1:task2.BU1 task2.A3:task2.A3 task2.B3:task2.BU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I X</text:p>
          </table:table-cell>
          <table:table-cell office:value-type="float" office:value="2558" calcext:value-type="float">
            <text:p>2558</text:p>
          </table:table-cell>
          <table:table-cell office:value-type="float" office:value="4925" calcext:value-type="float">
            <text:p>4925</text:p>
          </table:table-cell>
          <table:table-cell office:value-type="float" office:value="6204" calcext:value-type="float">
            <text:p>6204</text:p>
          </table:table-cell>
          <table:table-cell office:value-type="float" office:value="7148" calcext:value-type="float">
            <text:p>7148</text:p>
          </table:table-cell>
          <table:table-cell office:value-type="float" office:value="7893" calcext:value-type="float">
            <text:p>7893</text:p>
          </table:table-cell>
          <table:table-cell office:value-type="float" office:value="7910" calcext:value-type="float">
            <text:p>7910</text:p>
          </table:table-cell>
          <table:table-cell office:value-type="float" office:value="8530" calcext:value-type="float">
            <text:p>8530</text:p>
          </table:table-cell>
          <table:table-cell office:value-type="float" office:value="8694" calcext:value-type="float">
            <text:p>8694</text:p>
          </table:table-cell>
          <table:table-cell office:value-type="float" office:value="8720" calcext:value-type="float">
            <text:p>8720</text:p>
          </table:table-cell>
          <table:table-cell office:value-type="float" office:value="8896" calcext:value-type="float">
            <text:p>8896</text:p>
          </table:table-cell>
          <table:table-cell office:value-type="float" office:value="9280" calcext:value-type="float">
            <text:p>9280</text:p>
          </table:table-cell>
          <table:table-cell office:value-type="float" office:value="9392" calcext:value-type="float">
            <text:p>9392</text:p>
          </table:table-cell>
          <table:table-cell office:value-type="float" office:value="9918" calcext:value-type="float">
            <text:p>9918</text:p>
          </table:table-cell>
          <table:table-cell office:value-type="float" office:value="10077" calcext:value-type="float">
            <text:p>10077</text:p>
          </table:table-cell>
          <table:table-cell office:value-type="float" office:value="10083" calcext:value-type="float">
            <text:p>10083</text:p>
          </table:table-cell>
          <table:table-cell office:value-type="float" office:value="10406" calcext:value-type="float">
            <text:p>10406</text:p>
          </table:table-cell>
          <table:table-cell office:value-type="float" office:value="10674" calcext:value-type="float">
            <text:p>10674</text:p>
          </table:table-cell>
          <table:table-cell office:value-type="float" office:value="10682" calcext:value-type="float">
            <text:p>10682</text:p>
          </table:table-cell>
          <table:table-cell office:value-type="float" office:value="10817" calcext:value-type="float">
            <text:p>10817</text:p>
          </table:table-cell>
          <table:table-cell office:value-type="float" office:value="11046" calcext:value-type="float">
            <text:p>11046</text:p>
          </table:table-cell>
          <table:table-cell office:value-type="float" office:value="11123" calcext:value-type="float">
            <text:p>11123</text:p>
          </table:table-cell>
          <table:table-cell office:value-type="float" office:value="11208" calcext:value-type="float">
            <text:p>11208</text:p>
          </table:table-cell>
          <table:table-cell office:value-type="float" office:value="11571" calcext:value-type="float">
            <text:p>11571</text:p>
          </table:table-cell>
          <table:table-cell office:value-type="float" office:value="12113" calcext:value-type="float">
            <text:p>12113</text:p>
          </table:table-cell>
          <table:table-cell office:value-type="float" office:value="12217" calcext:value-type="float">
            <text:p>12217</text:p>
          </table:table-cell>
          <table:table-cell office:value-type="float" office:value="12278" calcext:value-type="float">
            <text:p>12278</text:p>
          </table:table-cell>
          <table:table-cell office:value-type="float" office:value="12438" calcext:value-type="float">
            <text:p>12438</text:p>
          </table:table-cell>
          <table:table-cell office:value-type="float" office:value="12454" calcext:value-type="float">
            <text:p>12454</text:p>
          </table:table-cell>
          <table:table-cell office:value-type="float" office:value="12519" calcext:value-type="float">
            <text:p>12519</text:p>
          </table:table-cell>
          <table:table-cell office:value-type="float" office:value="12625" calcext:value-type="float">
            <text:p>12625</text:p>
          </table:table-cell>
          <table:table-cell office:value-type="float" office:value="13196" calcext:value-type="float">
            <text:p>13196</text:p>
          </table:table-cell>
          <table:table-cell table:number-columns-repeated="2" office:value-type="float" office:value="14160" calcext:value-type="float">
            <text:p>14160</text:p>
          </table:table-cell>
          <table:table-cell office:value-type="float" office:value="14255" calcext:value-type="float">
            <text:p>14255</text:p>
          </table:table-cell>
          <table:table-cell office:value-type="float" office:value="14317" calcext:value-type="float">
            <text:p>14317</text:p>
          </table:table-cell>
          <table:table-cell office:value-type="float" office:value="14322" calcext:value-type="float">
            <text:p>14322</text:p>
          </table:table-cell>
          <table:table-cell office:value-type="float" office:value="14397" calcext:value-type="float">
            <text:p>14397</text:p>
          </table:table-cell>
          <table:table-cell office:value-type="float" office:value="14550" calcext:value-type="float">
            <text:p>14550</text:p>
          </table:table-cell>
          <table:table-cell office:value-type="float" office:value="14586" calcext:value-type="float">
            <text:p>14586</text:p>
          </table:table-cell>
          <table:table-cell office:value-type="float" office:value="14968" calcext:value-type="float">
            <text:p>14968</text:p>
          </table:table-cell>
          <table:table-cell office:value-type="float" office:value="15248" calcext:value-type="float">
            <text:p>15248</text:p>
          </table:table-cell>
          <table:table-cell office:value-type="float" office:value="15992" calcext:value-type="float">
            <text:p>15992</text:p>
          </table:table-cell>
          <table:table-cell office:value-type="float" office:value="16071" calcext:value-type="float">
            <text:p>16071</text:p>
          </table:table-cell>
          <table:table-cell office:value-type="float" office:value="16160" calcext:value-type="float">
            <text:p>16160</text:p>
          </table:table-cell>
          <table:table-cell office:value-type="float" office:value="16208" calcext:value-type="float">
            <text:p>16208</text:p>
          </table:table-cell>
          <table:table-cell office:value-type="float" office:value="16638" calcext:value-type="float">
            <text:p>16638</text:p>
          </table:table-cell>
          <table:table-cell office:value-type="float" office:value="17420" calcext:value-type="float">
            <text:p>17420</text:p>
          </table:table-cell>
          <table:table-cell office:value-type="float" office:value="17638" calcext:value-type="float">
            <text:p>17638</text:p>
          </table:table-cell>
          <table:table-cell office:value-type="float" office:value="17687" calcext:value-type="float">
            <text:p>17687</text:p>
          </table:table-cell>
          <table:table-cell office:value-type="float" office:value="17813" calcext:value-type="float">
            <text:p>17813</text:p>
          </table:table-cell>
          <table:table-cell office:value-type="float" office:value="17920" calcext:value-type="float">
            <text:p>17920</text:p>
          </table:table-cell>
          <table:table-cell office:value-type="float" office:value="17926" calcext:value-type="float">
            <text:p>17926</text:p>
          </table:table-cell>
          <table:table-cell office:value-type="float" office:value="18282" calcext:value-type="float">
            <text:p>18282</text:p>
          </table:table-cell>
          <table:table-cell office:value-type="float" office:value="18378" calcext:value-type="float">
            <text:p>18378</text:p>
          </table:table-cell>
          <table:table-cell office:value-type="float" office:value="18579" calcext:value-type="float">
            <text:p>18579</text:p>
          </table:table-cell>
          <table:table-cell office:value-type="float" office:value="18666" calcext:value-type="float">
            <text:p>18666</text:p>
          </table:table-cell>
          <table:table-cell office:value-type="float" office:value="19087" calcext:value-type="float">
            <text:p>19087</text:p>
          </table:table-cell>
          <table:table-cell office:value-type="float" office:value="19652" calcext:value-type="float">
            <text:p>19652</text:p>
          </table:table-cell>
          <table:table-cell office:value-type="float" office:value="20654" calcext:value-type="float">
            <text:p>20654</text:p>
          </table:table-cell>
          <table:table-cell office:value-type="float" office:value="21088" calcext:value-type="float">
            <text:p>21088</text:p>
          </table:table-cell>
          <table:table-cell office:value-type="float" office:value="21734" calcext:value-type="float">
            <text:p>21734</text:p>
          </table:table-cell>
          <table:table-cell office:value-type="float" office:value="22471" calcext:value-type="float">
            <text:p>22471</text:p>
          </table:table-cell>
          <table:table-cell office:value-type="float" office:value="23252" calcext:value-type="float">
            <text:p>23252</text:p>
          </table:table-cell>
          <table:table-cell office:value-type="float" office:value="24288" calcext:value-type="float">
            <text:p>24288</text:p>
          </table:table-cell>
          <table:table-cell office:value-type="float" office:value="24412" calcext:value-type="float">
            <text:p>24412</text:p>
          </table:table-cell>
          <table:table-cell office:value-type="float" office:value="25421" calcext:value-type="float">
            <text:p>25421</text:p>
          </table:table-cell>
          <table:table-cell office:value-type="float" office:value="26258" calcext:value-type="float">
            <text:p>26258</text:p>
          </table:table-cell>
          <table:table-cell office:value-type="float" office:value="27488" calcext:value-type="float">
            <text:p>27488</text:p>
          </table:table-cell>
          <table:table-cell office:value-type="float" office:value="28627" calcext:value-type="float">
            <text:p>28627</text:p>
          </table:table-cell>
          <table:table-cell office:value-type="float" office:value="30164" calcext:value-type="float">
            <text:p>30164</text:p>
          </table:table-cell>
          <table:table-cell office:value-type="float" office:value="31178" calcext:value-type="float">
            <text:p>31178</text:p>
          </table:table-cell>
          <table:table-cell/>
        </table:table-row>
        <table:table-row table:style-name="ro1">
          <table:table-cell office:value-type="string" calcext:value-type="string">
            <text:p>th X</text:p>
          </table:table-cell>
          <table:table-cell office:value-type="float" office:value="4544" calcext:value-type="float">
            <text:p>4544</text:p>
          </table:table-cell>
          <table:table-cell office:value-type="float" office:value="12239" calcext:value-type="float">
            <text:p>12239</text:p>
          </table:table-cell>
          <table:table-cell office:value-type="float" office:value="16909" calcext:value-type="float">
            <text:p>16909</text:p>
          </table:table-cell>
          <table:table-cell office:value-type="float" office:value="19478" calcext:value-type="float">
            <text:p>19478</text:p>
          </table:table-cell>
          <table:table-cell office:value-type="float" office:value="10127" calcext:value-type="float">
            <text:p>10127</text:p>
          </table:table-cell>
          <table:table-cell office:value-type="float" office:value="21002" calcext:value-type="float">
            <text:p>21002</text:p>
          </table:table-cell>
          <table:table-cell office:value-type="float" office:value="21561" calcext:value-type="float">
            <text:p>21561</text:p>
          </table:table-cell>
          <table:table-cell office:value-type="float" office:value="21889" calcext:value-type="float">
            <text:p>21889</text:p>
          </table:table-cell>
          <table:table-cell office:value-type="float" office:value="18573" calcext:value-type="float">
            <text:p>18573</text:p>
          </table:table-cell>
          <table:table-cell office:value-type="float" office:value="22974" calcext:value-type="float">
            <text:p>22974</text:p>
          </table:table-cell>
          <table:table-cell office:value-type="float" office:value="23743" calcext:value-type="float">
            <text:p>23743</text:p>
          </table:table-cell>
          <table:table-cell office:value-type="float" office:value="23285" calcext:value-type="float">
            <text:p>23285</text:p>
          </table:table-cell>
          <table:table-cell office:value-type="float" office:value="17084" calcext:value-type="float">
            <text:p>17084</text:p>
          </table:table-cell>
          <table:table-cell office:value-type="float" office:value="25336" calcext:value-type="float">
            <text:p>25336</text:p>
          </table:table-cell>
          <table:table-cell office:value-type="float" office:value="25348" calcext:value-type="float">
            <text:p>25348</text:p>
          </table:table-cell>
          <table:table-cell office:value-type="float" office:value="25314" calcext:value-type="float">
            <text:p>25314</text:p>
          </table:table-cell>
          <table:table-cell office:value-type="float" office:value="16717" calcext:value-type="float">
            <text:p>16717</text:p>
          </table:table-cell>
          <table:table-cell office:value-type="float" office:value="1823" calcext:value-type="float">
            <text:p>1823</text:p>
          </table:table-cell>
          <table:table-cell office:value-type="float" office:value="13047" calcext:value-type="float">
            <text:p>13047</text:p>
          </table:table-cell>
          <table:table-cell office:value-type="float" office:value="18776" calcext:value-type="float">
            <text:p>18776</text:p>
          </table:table-cell>
          <table:table-cell office:value-type="float" office:value="22558" calcext:value-type="float">
            <text:p>22558</text:p>
          </table:table-cell>
          <table:table-cell office:value-type="float" office:value="17519" calcext:value-type="float">
            <text:p>17519</text:p>
          </table:table-cell>
          <table:table-cell office:value-type="float" office:value="13773" calcext:value-type="float">
            <text:p>13773</text:p>
          </table:table-cell>
          <table:table-cell office:value-type="float" office:value="14345" calcext:value-type="float">
            <text:p>14345</text:p>
          </table:table-cell>
          <table:table-cell office:value-type="float" office:value="14434" calcext:value-type="float">
            <text:p>14434</text:p>
          </table:table-cell>
          <table:table-cell office:value-type="float" office:value="29751" calcext:value-type="float">
            <text:p>29751</text:p>
          </table:table-cell>
          <table:table-cell office:value-type="float" office:value="29376" calcext:value-type="float">
            <text:p>29376</text:p>
          </table:table-cell>
          <table:table-cell office:value-type="float" office:value="14689" calcext:value-type="float">
            <text:p>14689</text:p>
          </table:table-cell>
          <table:table-cell office:value-type="float" office:value="14739" calcext:value-type="float">
            <text:p>14739</text:p>
          </table:table-cell>
          <table:table-cell office:value-type="float" office:value="17519" calcext:value-type="float">
            <text:p>17519</text:p>
          </table:table-cell>
          <table:table-cell office:value-type="float" office:value="21993" calcext:value-type="float">
            <text:p>21993</text:p>
          </table:table-cell>
          <table:table-cell table:number-columns-repeated="2" office:value-type="float" office:value="32822" calcext:value-type="float">
            <text:p>32822</text:p>
          </table:table-cell>
          <table:table-cell office:value-type="float" office:value="16487" calcext:value-type="float">
            <text:p>16487</text:p>
          </table:table-cell>
          <table:table-cell office:value-type="float" office:value="16551" calcext:value-type="float">
            <text:p>16551</text:p>
          </table:table-cell>
          <table:table-cell office:value-type="float" office:value="2369" calcext:value-type="float">
            <text:p>2369</text:p>
          </table:table-cell>
          <table:table-cell office:value-type="float" office:value="28001" calcext:value-type="float">
            <text:p>28001</text:p>
          </table:table-cell>
          <table:table-cell office:value-type="float" office:value="28277" calcext:value-type="float">
            <text:p>28277</text:p>
          </table:table-cell>
          <table:table-cell office:value-type="float" office:value="1681" calcext:value-type="float">
            <text:p>1681</text:p>
          </table:table-cell>
          <table:table-cell office:value-type="float" office:value="35118" calcext:value-type="float">
            <text:p>35118</text:p>
          </table:table-cell>
          <table:table-cell office:value-type="float" office:value="34998" calcext:value-type="float">
            <text:p>34998</text:p>
          </table:table-cell>
          <table:table-cell office:value-type="float" office:value="26192" calcext:value-type="float">
            <text:p>26192</text:p>
          </table:table-cell>
          <table:table-cell office:value-type="float" office:value="22099" calcext:value-type="float">
            <text:p>22099</text:p>
          </table:table-cell>
          <table:table-cell office:value-type="float" office:value="30746" calcext:value-type="float">
            <text:p>30746</text:p>
          </table:table-cell>
          <table:table-cell office:value-type="float" office:value="36918" calcext:value-type="float">
            <text:p>36918</text:p>
          </table:table-cell>
          <table:table-cell office:value-type="float" office:value="37778" calcext:value-type="float">
            <text:p>37778</text:p>
          </table:table-cell>
          <table:table-cell office:value-type="float" office:value="40022" calcext:value-type="float">
            <text:p>40022</text:p>
          </table:table-cell>
          <table:table-cell office:value-type="float" office:value="40458" calcext:value-type="float">
            <text:p>40458</text:p>
          </table:table-cell>
          <table:table-cell office:value-type="float" office:value="3359" calcext:value-type="float">
            <text:p>3359</text:p>
          </table:table-cell>
          <table:table-cell office:value-type="float" office:value="32958" calcext:value-type="float">
            <text:p>32958</text:p>
          </table:table-cell>
          <table:table-cell office:value-type="float" office:value="29087" calcext:value-type="float">
            <text:p>29087</text:p>
          </table:table-cell>
          <table:table-cell office:value-type="float" office:value="29096" calcext:value-type="float">
            <text:p>29096</text:p>
          </table:table-cell>
          <table:table-cell office:value-type="float" office:value="41746" calcext:value-type="float">
            <text:p>41746</text:p>
          </table:table-cell>
          <table:table-cell office:value-type="float" office:value="3465" calcext:value-type="float">
            <text:p>3465</text:p>
          </table:table-cell>
          <table:table-cell office:value-type="float" office:value="30082" calcext:value-type="float">
            <text:p>30082</text:p>
          </table:table-cell>
          <table:table-cell office:value-type="float" office:value="20891" calcext:value-type="float">
            <text:p>20891</text:p>
          </table:table-cell>
          <table:table-cell office:value-type="float" office:value="35848" calcext:value-type="float">
            <text:p>35848</text:p>
          </table:table-cell>
          <table:table-cell office:value-type="float" office:value="36763" calcext:value-type="float">
            <text:p>36763</text:p>
          </table:table-cell>
          <table:table-cell office:value-type="float" office:value="38451" calcext:value-type="float">
            <text:p>38451</text:p>
          </table:table-cell>
          <table:table-cell office:value-type="float" office:value="46677" calcext:value-type="float">
            <text:p>46677</text:p>
          </table:table-cell>
          <table:table-cell office:value-type="float" office:value="34808" calcext:value-type="float">
            <text:p>34808</text:p>
          </table:table-cell>
          <table:table-cell office:value-type="float" office:value="24713" calcext:value-type="float">
            <text:p>24713</text:p>
          </table:table-cell>
          <table:table-cell office:value-type="float" office:value="37085" calcext:value-type="float">
            <text:p>37085</text:p>
          </table:table-cell>
          <table:table-cell office:value-type="float" office:value="38639" calcext:value-type="float">
            <text:p>38639</text:p>
          </table:table-cell>
          <table:table-cell office:value-type="float" office:value="37324" calcext:value-type="float">
            <text:p>37324</text:p>
          </table:table-cell>
          <table:table-cell office:value-type="float" office:value="38841" calcext:value-type="float">
            <text:p>38841</text:p>
          </table:table-cell>
          <table:table-cell office:value-type="float" office:value="40099" calcext:value-type="float">
            <text:p>40099</text:p>
          </table:table-cell>
          <table:table-cell office:value-type="float" office:value="37324" calcext:value-type="float">
            <text:p>37324</text:p>
          </table:table-cell>
          <table:table-cell office:value-type="float" office:value="38841" calcext:value-type="float">
            <text:p>38841</text:p>
          </table:table-cell>
          <table:table-cell office:value-type="float" office:value="40895" calcext:value-type="float">
            <text:p>40895</text:p>
          </table:table-cell>
          <table:table-cell office:value-type="float" office:value="42244" calcext:value-type="float">
            <text:p>42244</text:p>
          </table:table-cell>
          <table:table-cell/>
        </table:table-row>
        <table:table-row table:style-name="ro1">
          <table:table-cell office:value-type="string" calcext:value-type="string">
            <text:p>th X*</text:p>
          </table:table-cell>
          <table:table-cell office:value-type="float" office:value="1538.75830161405" calcext:value-type="float">
            <text:p>1538.75830161405</text:p>
          </table:table-cell>
          <table:table-cell office:value-type="float" office:value="4173.07569368576" calcext:value-type="float">
            <text:p>4173.07569368576</text:p>
          </table:table-cell>
          <table:table-cell office:value-type="float" office:value="5931.36909633127" calcext:value-type="float">
            <text:p>5931.36909633127</text:p>
          </table:table-cell>
          <table:table-cell office:value-type="float" office:value="7359.28034024911" calcext:value-type="float">
            <text:p>7359.28034024911</text:p>
          </table:table-cell>
          <table:table-cell office:value-type="float" office:value="8558.73420653122" calcext:value-type="float">
            <text:p>8558.73420653122</text:p>
          </table:table-cell>
          <table:table-cell office:value-type="float" office:value="8586.82372719786" calcext:value-type="float">
            <text:p>8586.82372719786</text:p>
          </table:table-cell>
          <table:table-cell office:value-type="float" office:value="9632.59404653975" calcext:value-type="float">
            <text:p>9632.59404653975</text:p>
          </table:table-cell>
          <table:table-cell office:value-type="float" office:value="9916.05471372205" calcext:value-type="float">
            <text:p>9916.05471372205</text:p>
          </table:table-cell>
          <table:table-cell office:value-type="float" office:value="9961.25232411582" calcext:value-type="float">
            <text:p>9961.25232411582</text:p>
          </table:table-cell>
          <table:table-cell office:value-type="float" office:value="10269.0549544126" calcext:value-type="float">
            <text:p>10269.0549544126</text:p>
          </table:table-cell>
          <table:table-cell office:value-type="float" office:value="10951.6952884805" calcext:value-type="float">
            <text:p>10951.6952884805</text:p>
          </table:table-cell>
          <table:table-cell office:value-type="float" office:value="11153.6252088329" calcext:value-type="float">
            <text:p>11153.6252088329</text:p>
          </table:table-cell>
          <table:table-cell office:value-type="float" office:value="12118.7559033844" calcext:value-type="float">
            <text:p>12118.7559033844</text:p>
          </table:table-cell>
          <table:table-cell office:value-type="float" office:value="12415.8723319443" calcext:value-type="float">
            <text:p>12415.8723319443</text:p>
          </table:table-cell>
          <table:table-cell office:value-type="float" office:value="12427.1325908694" calcext:value-type="float">
            <text:p>12427.1325908694</text:p>
          </table:table-cell>
          <table:table-cell office:value-type="float" office:value="13038.4567683094" calcext:value-type="float">
            <text:p>13038.4567683094</text:p>
          </table:table-cell>
          <table:table-cell office:value-type="float" office:value="13553.286563248" calcext:value-type="float">
            <text:p>13553.286563248</text:p>
          </table:table-cell>
          <table:table-cell office:value-type="float" office:value="13568.7596173851" calcext:value-type="float">
            <text:p>13568.7596173851</text:p>
          </table:table-cell>
          <table:table-cell office:value-type="float" office:value="13830.7798250845" calcext:value-type="float">
            <text:p>13830.7798250845</text:p>
          </table:table-cell>
          <table:table-cell office:value-type="float" office:value="14279.1619233087" calcext:value-type="float">
            <text:p>14279.1619233087</text:p>
          </table:table-cell>
          <table:table-cell office:value-type="float" office:value="14431.0284062044" calcext:value-type="float">
            <text:p>14431.0284062044</text:p>
          </table:table-cell>
          <table:table-cell office:value-type="float" office:value="14599.3127339535" calcext:value-type="float">
            <text:p>14599.3127339535</text:p>
          </table:table-cell>
          <table:table-cell office:value-type="float" office:value="15325.4825666573" calcext:value-type="float">
            <text:p>15325.4825666573</text:p>
          </table:table-cell>
          <table:table-cell office:value-type="float" office:value="16432.0410959921" calcext:value-type="float">
            <text:p>16432.0410959921</text:p>
          </table:table-cell>
          <table:table-cell office:value-type="float" office:value="16647.3833382775" calcext:value-type="float">
            <text:p>16647.3833382775</text:p>
          </table:table-cell>
          <table:table-cell office:value-type="float" office:value="16774.1371290111" calcext:value-type="float">
            <text:p>16774.1371290111</text:p>
          </table:table-cell>
          <table:table-cell office:value-type="float" office:value="17108.1708596186" calcext:value-type="float">
            <text:p>17108.1708596186</text:p>
          </table:table-cell>
          <table:table-cell office:value-type="float" office:value="17141.6984680903" calcext:value-type="float">
            <text:p>17141.6984680903</text:p>
          </table:table-cell>
          <table:table-cell office:value-type="float" office:value="17278.1359414134" calcext:value-type="float">
            <text:p>17278.1359414134</text:p>
          </table:table-cell>
          <table:table-cell office:value-type="float" office:value="17501.429295637" calcext:value-type="float">
            <text:p>17501.429295637</text:p>
          </table:table-cell>
          <table:table-cell office:value-type="float" office:value="18721.0691373687" calcext:value-type="float">
            <text:p>18721.0691373687</text:p>
          </table:table-cell>
          <table:table-cell table:number-columns-repeated="2" office:value-type="float" office:value="20843.209423876" calcext:value-type="float">
            <text:p>20843.209423876</text:p>
          </table:table-cell>
          <table:table-cell office:value-type="float" office:value="21056.5477395193" calcext:value-type="float">
            <text:p>21056.5477395193</text:p>
          </table:table-cell>
          <table:table-cell office:value-type="float" office:value="21196.1808635857" calcext:value-type="float">
            <text:p>21196.1808635857</text:p>
          </table:table-cell>
          <table:table-cell office:value-type="float" office:value="21207.4554026453" calcext:value-type="float">
            <text:p>21207.4554026453</text:p>
          </table:table-cell>
          <table:table-cell office:value-type="float" office:value="21376.8203214477" calcext:value-type="float">
            <text:p>21376.8203214477</text:p>
          </table:table-cell>
          <table:table-cell office:value-type="float" office:value="21723.7561551414" calcext:value-type="float">
            <text:p>21723.7561551414</text:p>
          </table:table-cell>
          <table:table-cell office:value-type="float" office:value="21805.666496084" calcext:value-type="float">
            <text:p>21805.666496084</text:p>
          </table:table-cell>
          <table:table-cell office:value-type="float" office:value="22681.31882616" calcext:value-type="float">
            <text:p>22681.31882616</text:p>
          </table:table-cell>
          <table:table-cell office:value-type="float" office:value="23330.6390326913" calcext:value-type="float">
            <text:p>23330.6390326913</text:p>
          </table:table-cell>
          <table:table-cell office:value-type="float" office:value="25086.2740296048" calcext:value-type="float">
            <text:p>25086.2740296048</text:p>
          </table:table-cell>
          <table:table-cell office:value-type="float" office:value="25275.2489529459" calcext:value-type="float">
            <text:p>25275.2489529459</text:p>
          </table:table-cell>
          <table:table-cell office:value-type="float" office:value="25488.7273577313" calcext:value-type="float">
            <text:p>25488.7273577313</text:p>
          </table:table-cell>
          <table:table-cell office:value-type="float" office:value="25604.1174664459" calcext:value-type="float">
            <text:p>25604.1174664459</text:p>
          </table:table-cell>
          <table:table-cell office:value-type="float" office:value="26645.7682004999" calcext:value-type="float">
            <text:p>26645.7682004999</text:p>
          </table:table-cell>
          <table:table-cell office:value-type="float" office:value="28576.3284612923" calcext:value-type="float">
            <text:p>28576.3284612923</text:p>
          </table:table-cell>
          <table:table-cell office:value-type="float" office:value="29122.7329599246" calcext:value-type="float">
            <text:p>29122.7329599246</text:p>
          </table:table-cell>
          <table:table-cell office:value-type="float" office:value="29246.0370918029" calcext:value-type="float">
            <text:p>29246.0370918029</text:p>
          </table:table-cell>
          <table:table-cell office:value-type="float" office:value="29563.9251639946" calcext:value-type="float">
            <text:p>29563.9251639946</text:p>
          </table:table-cell>
          <table:table-cell office:value-type="float" office:value="29834.8028787172" calcext:value-type="float">
            <text:p>29834.8028787172</text:p>
          </table:table-cell>
          <table:table-cell office:value-type="float" office:value="29850.0173890998" calcext:value-type="float">
            <text:p>29850.0173890998</text:p>
          </table:table-cell>
          <table:table-cell office:value-type="float" office:value="30757.4972991923" calcext:value-type="float">
            <text:p>30757.4972991923</text:p>
          </table:table-cell>
          <table:table-cell office:value-type="float" office:value="31003.8046944075" calcext:value-type="float">
            <text:p>31003.8046944075</text:p>
          </table:table-cell>
          <table:table-cell office:value-type="float" office:value="31521.690951957" calcext:value-type="float">
            <text:p>31521.690951957</text:p>
          </table:table-cell>
          <table:table-cell office:value-type="float" office:value="31746.7627071967" calcext:value-type="float">
            <text:p>31746.7627071967</text:p>
          </table:table-cell>
          <table:table-cell office:value-type="float" office:value="32843.6409484627" calcext:value-type="float">
            <text:p>32843.6409484627</text:p>
          </table:table-cell>
          <table:table-cell office:value-type="float" office:value="34335.674309757" calcext:value-type="float">
            <text:p>34335.674309757</text:p>
          </table:table-cell>
          <table:table-cell office:value-type="float" office:value="37037.119976264" calcext:value-type="float">
            <text:p>37037.119976264</text:p>
          </table:table-cell>
          <table:table-cell office:value-type="float" office:value="38228.850437707" calcext:value-type="float">
            <text:p>38228.850437707</text:p>
          </table:table-cell>
          <table:table-cell office:value-type="float" office:value="40026.5621028965" calcext:value-type="float">
            <text:p>40026.5621028965</text:p>
          </table:table-cell>
          <table:table-cell office:value-type="float" office:value="42111.8836502327" calcext:value-type="float">
            <text:p>42111.8836502327</text:p>
          </table:table-cell>
          <table:table-cell office:value-type="float" office:value="44361.0646409302" calcext:value-type="float">
            <text:p>44361.0646409302</text:p>
          </table:table-cell>
          <table:table-cell office:value-type="float" office:value="47406.0158631764" calcext:value-type="float">
            <text:p>47406.0158631764</text:p>
          </table:table-cell>
          <table:table-cell office:value-type="float" office:value="47775.1003787357" calcext:value-type="float">
            <text:p>47775.1003787357</text:p>
          </table:table-cell>
          <table:table-cell office:value-type="float" office:value="50814.6637930261" calcext:value-type="float">
            <text:p>50814.6637930261</text:p>
          </table:table-cell>
          <table:table-cell office:value-type="float" office:value="53384.5217979626" calcext:value-type="float">
            <text:p>53384.5217979626</text:p>
          </table:table-cell>
          <table:table-cell office:value-type="float" office:value="57239.2240956905" calcext:value-type="float">
            <text:p>57239.2240956905</text:p>
          </table:table-cell>
          <table:table-cell office:value-type="float" office:value="60890.1890460099" calcext:value-type="float">
            <text:p>60890.1890460099</text:p>
          </table:table-cell>
          <table:table-cell office:value-type="float" office:value="65938.3479427692" calcext:value-type="float">
            <text:p>65938.3479427692</text:p>
          </table:table-cell>
          <table:table-cell office:value-type="float" office:value="69343.6158074503" calcext:value-type="float">
            <text:p>69343.61580745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0T17:45:49.847480441</dc:date>
    <meta:editing-duration>PT3M31S</meta:editing-duration>
    <meta:editing-cycles>2</meta:editing-cycles>
    <meta:generator>LibreOffice/6.0.7.3$Linux_X86_64 LibreOffice_project/00m0$Build-3</meta:generator>
    <meta:document-statistic meta:table-count="1" meta:cell-count="2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9.007cm" xlink:href=".." xlink:type="simple" chart:class="chart:scatter" chart:style-name="ch1">
        <chart:legend chart:legend-position="end" svg:x="14.49cm" svg:y="3.955cm" style:legend-expansion="high" chart:style-name="ch2"/>
        <chart:plot-area chart:style-name="ch3" table:cell-range-address="task2.B1:task2.BU3 task2.A2:task2.A3" chart:data-source-has-labels="column" svg:x="0.32cm" svg:y="0.18cm" svg:width="13.85cm" svg:height="8.647cm">
          <chartooo:coordinate-region svg:x="1.497cm" svg:y="0.379cm" svg:width="12.208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sk2.B2:task2.BU2" chart:label-cell-address="task2.A2:task2.A2" chart:class="chart:scatter">
            <chart:domain table:cell-range-address="task2.B1:task2.BU1"/>
            <chart:data-point chart:repeated="72"/>
          </chart:series>
          <chart:series chart:style-name="ch7" chart:values-cell-range-address="task2.B3:task2.BU3" chart:label-cell-address="task2.A3:task2.A3" chart:class="chart:scatter"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2558">
                <text:p>2558</text:p>
                <draw:g>
                  <svg:desc>task2.B1:task2.BU1</svg:desc>
                </draw:g>
              </table:table-cell>
              <table:table-cell office:value-type="float" office:value="4925">
                <text:p>4925</text:p>
              </table:table-cell>
              <table:table-cell office:value-type="float" office:value="6204">
                <text:p>6204</text:p>
              </table:table-cell>
              <table:table-cell office:value-type="float" office:value="7148">
                <text:p>7148</text:p>
              </table:table-cell>
              <table:table-cell office:value-type="float" office:value="7893">
                <text:p>7893</text:p>
              </table:table-cell>
              <table:table-cell office:value-type="float" office:value="7910">
                <text:p>7910</text:p>
              </table:table-cell>
              <table:table-cell office:value-type="float" office:value="8530">
                <text:p>8530</text:p>
              </table:table-cell>
              <table:table-cell office:value-type="float" office:value="8694">
                <text:p>8694</text:p>
              </table:table-cell>
              <table:table-cell office:value-type="float" office:value="8720">
                <text:p>8720</text:p>
              </table:table-cell>
              <table:table-cell office:value-type="float" office:value="8896">
                <text:p>8896</text:p>
              </table:table-cell>
              <table:table-cell office:value-type="float" office:value="9280">
                <text:p>9280</text:p>
              </table:table-cell>
              <table:table-cell office:value-type="float" office:value="9392">
                <text:p>9392</text:p>
              </table:table-cell>
              <table:table-cell office:value-type="float" office:value="9918">
                <text:p>9918</text:p>
              </table:table-cell>
              <table:table-cell office:value-type="float" office:value="10077">
                <text:p>10077</text:p>
              </table:table-cell>
              <table:table-cell office:value-type="float" office:value="10083">
                <text:p>10083</text:p>
              </table:table-cell>
              <table:table-cell office:value-type="float" office:value="10406">
                <text:p>10406</text:p>
              </table:table-cell>
              <table:table-cell office:value-type="float" office:value="10674">
                <text:p>10674</text:p>
              </table:table-cell>
              <table:table-cell office:value-type="float" office:value="10682">
                <text:p>10682</text:p>
              </table:table-cell>
              <table:table-cell office:value-type="float" office:value="10817">
                <text:p>10817</text:p>
              </table:table-cell>
              <table:table-cell office:value-type="float" office:value="11046">
                <text:p>11046</text:p>
              </table:table-cell>
              <table:table-cell office:value-type="float" office:value="11123">
                <text:p>11123</text:p>
              </table:table-cell>
              <table:table-cell office:value-type="float" office:value="11208">
                <text:p>11208</text:p>
              </table:table-cell>
              <table:table-cell office:value-type="float" office:value="11571">
                <text:p>11571</text:p>
              </table:table-cell>
              <table:table-cell office:value-type="float" office:value="12113">
                <text:p>12113</text:p>
              </table:table-cell>
              <table:table-cell office:value-type="float" office:value="12217">
                <text:p>12217</text:p>
              </table:table-cell>
              <table:table-cell office:value-type="float" office:value="12278">
                <text:p>12278</text:p>
              </table:table-cell>
              <table:table-cell office:value-type="float" office:value="12438">
                <text:p>12438</text:p>
              </table:table-cell>
              <table:table-cell office:value-type="float" office:value="12454">
                <text:p>12454</text:p>
              </table:table-cell>
              <table:table-cell office:value-type="float" office:value="12519">
                <text:p>12519</text:p>
              </table:table-cell>
              <table:table-cell office:value-type="float" office:value="12625">
                <text:p>12625</text:p>
              </table:table-cell>
              <table:table-cell office:value-type="float" office:value="13196">
                <text:p>13196</text:p>
              </table:table-cell>
              <table:table-cell office:value-type="float" office:value="14160">
                <text:p>14160</text:p>
              </table:table-cell>
              <table:table-cell office:value-type="float" office:value="14160">
                <text:p>14160</text:p>
              </table:table-cell>
              <table:table-cell office:value-type="float" office:value="14255">
                <text:p>14255</text:p>
              </table:table-cell>
              <table:table-cell office:value-type="float" office:value="14317">
                <text:p>14317</text:p>
              </table:table-cell>
              <table:table-cell office:value-type="float" office:value="14322">
                <text:p>14322</text:p>
              </table:table-cell>
              <table:table-cell office:value-type="float" office:value="14397">
                <text:p>14397</text:p>
              </table:table-cell>
              <table:table-cell office:value-type="float" office:value="14550">
                <text:p>14550</text:p>
              </table:table-cell>
              <table:table-cell office:value-type="float" office:value="14586">
                <text:p>14586</text:p>
              </table:table-cell>
              <table:table-cell office:value-type="float" office:value="14968">
                <text:p>14968</text:p>
              </table:table-cell>
              <table:table-cell office:value-type="float" office:value="15248">
                <text:p>15248</text:p>
              </table:table-cell>
              <table:table-cell office:value-type="float" office:value="15992">
                <text:p>15992</text:p>
              </table:table-cell>
              <table:table-cell office:value-type="float" office:value="16071">
                <text:p>16071</text:p>
              </table:table-cell>
              <table:table-cell office:value-type="float" office:value="16160">
                <text:p>16160</text:p>
              </table:table-cell>
              <table:table-cell office:value-type="float" office:value="16208">
                <text:p>16208</text:p>
              </table:table-cell>
              <table:table-cell office:value-type="float" office:value="16638">
                <text:p>16638</text:p>
              </table:table-cell>
              <table:table-cell office:value-type="float" office:value="17420">
                <text:p>17420</text:p>
              </table:table-cell>
              <table:table-cell office:value-type="float" office:value="17638">
                <text:p>17638</text:p>
              </table:table-cell>
              <table:table-cell office:value-type="float" office:value="17687">
                <text:p>17687</text:p>
              </table:table-cell>
              <table:table-cell office:value-type="float" office:value="17813">
                <text:p>17813</text:p>
              </table:table-cell>
              <table:table-cell office:value-type="float" office:value="17920">
                <text:p>17920</text:p>
              </table:table-cell>
              <table:table-cell office:value-type="float" office:value="17926">
                <text:p>17926</text:p>
              </table:table-cell>
              <table:table-cell office:value-type="float" office:value="18282">
                <text:p>18282</text:p>
              </table:table-cell>
              <table:table-cell office:value-type="float" office:value="18378">
                <text:p>18378</text:p>
              </table:table-cell>
              <table:table-cell office:value-type="float" office:value="18579">
                <text:p>18579</text:p>
              </table:table-cell>
              <table:table-cell office:value-type="float" office:value="18666">
                <text:p>18666</text:p>
              </table:table-cell>
              <table:table-cell office:value-type="float" office:value="19087">
                <text:p>19087</text:p>
              </table:table-cell>
              <table:table-cell office:value-type="float" office:value="19652">
                <text:p>19652</text:p>
              </table:table-cell>
              <table:table-cell office:value-type="float" office:value="20654">
                <text:p>20654</text:p>
              </table:table-cell>
              <table:table-cell office:value-type="float" office:value="21088">
                <text:p>21088</text:p>
              </table:table-cell>
              <table:table-cell office:value-type="float" office:value="21734">
                <text:p>21734</text:p>
              </table:table-cell>
              <table:table-cell office:value-type="float" office:value="22471">
                <text:p>22471</text:p>
              </table:table-cell>
              <table:table-cell office:value-type="float" office:value="23252">
                <text:p>23252</text:p>
              </table:table-cell>
              <table:table-cell office:value-type="float" office:value="24288">
                <text:p>24288</text:p>
              </table:table-cell>
              <table:table-cell office:value-type="float" office:value="24412">
                <text:p>24412</text:p>
              </table:table-cell>
              <table:table-cell office:value-type="float" office:value="25421">
                <text:p>25421</text:p>
              </table:table-cell>
              <table:table-cell office:value-type="float" office:value="26258">
                <text:p>26258</text:p>
              </table:table-cell>
              <table:table-cell office:value-type="float" office:value="27488">
                <text:p>27488</text:p>
              </table:table-cell>
              <table:table-cell office:value-type="float" office:value="28627">
                <text:p>28627</text:p>
              </table:table-cell>
              <table:table-cell office:value-type="float" office:value="30164">
                <text:p>30164</text:p>
              </table:table-cell>
              <table:table-cell office:value-type="float" office:value="31178">
                <text:p>31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 X</text:p>
                <draw:g>
                  <svg:desc>task2.A2:task2.A2</svg:desc>
                </draw:g>
              </table:table-cell>
              <table:table-cell office:value-type="float" office:value="4544">
                <text:p>4544</text:p>
                <draw:g>
                  <svg:desc>task2.B2:task2.BU2</svg:desc>
                </draw:g>
              </table:table-cell>
              <table:table-cell office:value-type="float" office:value="12239">
                <text:p>12239</text:p>
              </table:table-cell>
              <table:table-cell office:value-type="float" office:value="16909">
                <text:p>16909</text:p>
              </table:table-cell>
              <table:table-cell office:value-type="float" office:value="19478">
                <text:p>19478</text:p>
              </table:table-cell>
              <table:table-cell office:value-type="float" office:value="10127">
                <text:p>10127</text:p>
              </table:table-cell>
              <table:table-cell office:value-type="float" office:value="21002">
                <text:p>21002</text:p>
              </table:table-cell>
              <table:table-cell office:value-type="float" office:value="21561">
                <text:p>21561</text:p>
              </table:table-cell>
              <table:table-cell office:value-type="float" office:value="21889">
                <text:p>21889</text:p>
              </table:table-cell>
              <table:table-cell office:value-type="float" office:value="18573">
                <text:p>18573</text:p>
              </table:table-cell>
              <table:table-cell office:value-type="float" office:value="22974">
                <text:p>22974</text:p>
              </table:table-cell>
              <table:table-cell office:value-type="float" office:value="23743">
                <text:p>23743</text:p>
              </table:table-cell>
              <table:table-cell office:value-type="float" office:value="23285">
                <text:p>23285</text:p>
              </table:table-cell>
              <table:table-cell office:value-type="float" office:value="17084">
                <text:p>17084</text:p>
              </table:table-cell>
              <table:table-cell office:value-type="float" office:value="25336">
                <text:p>25336</text:p>
              </table:table-cell>
              <table:table-cell office:value-type="float" office:value="25348">
                <text:p>25348</text:p>
              </table:table-cell>
              <table:table-cell office:value-type="float" office:value="25314">
                <text:p>25314</text:p>
              </table:table-cell>
              <table:table-cell office:value-type="float" office:value="16717">
                <text:p>16717</text:p>
              </table:table-cell>
              <table:table-cell office:value-type="float" office:value="1823">
                <text:p>1823</text:p>
              </table:table-cell>
              <table:table-cell office:value-type="float" office:value="13047">
                <text:p>13047</text:p>
              </table:table-cell>
              <table:table-cell office:value-type="float" office:value="18776">
                <text:p>18776</text:p>
              </table:table-cell>
              <table:table-cell office:value-type="float" office:value="22558">
                <text:p>22558</text:p>
              </table:table-cell>
              <table:table-cell office:value-type="float" office:value="17519">
                <text:p>17519</text:p>
              </table:table-cell>
              <table:table-cell office:value-type="float" office:value="13773">
                <text:p>13773</text:p>
              </table:table-cell>
              <table:table-cell office:value-type="float" office:value="14345">
                <text:p>14345</text:p>
              </table:table-cell>
              <table:table-cell office:value-type="float" office:value="14434">
                <text:p>14434</text:p>
              </table:table-cell>
              <table:table-cell office:value-type="float" office:value="29751">
                <text:p>29751</text:p>
              </table:table-cell>
              <table:table-cell office:value-type="float" office:value="29376">
                <text:p>29376</text:p>
              </table:table-cell>
              <table:table-cell office:value-type="float" office:value="14689">
                <text:p>14689</text:p>
              </table:table-cell>
              <table:table-cell office:value-type="float" office:value="14739">
                <text:p>14739</text:p>
              </table:table-cell>
              <table:table-cell office:value-type="float" office:value="17519">
                <text:p>17519</text:p>
              </table:table-cell>
              <table:table-cell office:value-type="float" office:value="21993">
                <text:p>21993</text:p>
              </table:table-cell>
              <table:table-cell office:value-type="float" office:value="32822">
                <text:p>32822</text:p>
              </table:table-cell>
              <table:table-cell office:value-type="float" office:value="32822">
                <text:p>32822</text:p>
              </table:table-cell>
              <table:table-cell office:value-type="float" office:value="16487">
                <text:p>16487</text:p>
              </table:table-cell>
              <table:table-cell office:value-type="float" office:value="16551">
                <text:p>16551</text:p>
              </table:table-cell>
              <table:table-cell office:value-type="float" office:value="2369">
                <text:p>2369</text:p>
              </table:table-cell>
              <table:table-cell office:value-type="float" office:value="28001">
                <text:p>28001</text:p>
              </table:table-cell>
              <table:table-cell office:value-type="float" office:value="28277">
                <text:p>28277</text:p>
              </table:table-cell>
              <table:table-cell office:value-type="float" office:value="1681">
                <text:p>1681</text:p>
              </table:table-cell>
              <table:table-cell office:value-type="float" office:value="35118">
                <text:p>35118</text:p>
              </table:table-cell>
              <table:table-cell office:value-type="float" office:value="34998">
                <text:p>34998</text:p>
              </table:table-cell>
              <table:table-cell office:value-type="float" office:value="26192">
                <text:p>26192</text:p>
              </table:table-cell>
              <table:table-cell office:value-type="float" office:value="22099">
                <text:p>22099</text:p>
              </table:table-cell>
              <table:table-cell office:value-type="float" office:value="30746">
                <text:p>30746</text:p>
              </table:table-cell>
              <table:table-cell office:value-type="float" office:value="36918">
                <text:p>36918</text:p>
              </table:table-cell>
              <table:table-cell office:value-type="float" office:value="37778">
                <text:p>37778</text:p>
              </table:table-cell>
              <table:table-cell office:value-type="float" office:value="40022">
                <text:p>40022</text:p>
              </table:table-cell>
              <table:table-cell office:value-type="float" office:value="40458">
                <text:p>40458</text:p>
              </table:table-cell>
              <table:table-cell office:value-type="float" office:value="3359">
                <text:p>3359</text:p>
              </table:table-cell>
              <table:table-cell office:value-type="float" office:value="32958">
                <text:p>32958</text:p>
              </table:table-cell>
              <table:table-cell office:value-type="float" office:value="29087">
                <text:p>29087</text:p>
              </table:table-cell>
              <table:table-cell office:value-type="float" office:value="29096">
                <text:p>29096</text:p>
              </table:table-cell>
              <table:table-cell office:value-type="float" office:value="41746">
                <text:p>41746</text:p>
              </table:table-cell>
              <table:table-cell office:value-type="float" office:value="3465">
                <text:p>3465</text:p>
              </table:table-cell>
              <table:table-cell office:value-type="float" office:value="30082">
                <text:p>30082</text:p>
              </table:table-cell>
              <table:table-cell office:value-type="float" office:value="20891">
                <text:p>20891</text:p>
              </table:table-cell>
              <table:table-cell office:value-type="float" office:value="35848">
                <text:p>35848</text:p>
              </table:table-cell>
              <table:table-cell office:value-type="float" office:value="36763">
                <text:p>36763</text:p>
              </table:table-cell>
              <table:table-cell office:value-type="float" office:value="38451">
                <text:p>38451</text:p>
              </table:table-cell>
              <table:table-cell office:value-type="float" office:value="46677">
                <text:p>46677</text:p>
              </table:table-cell>
              <table:table-cell office:value-type="float" office:value="34808">
                <text:p>34808</text:p>
              </table:table-cell>
              <table:table-cell office:value-type="float" office:value="24713">
                <text:p>24713</text:p>
              </table:table-cell>
              <table:table-cell office:value-type="float" office:value="37085">
                <text:p>37085</text:p>
              </table:table-cell>
              <table:table-cell office:value-type="float" office:value="38639">
                <text:p>38639</text:p>
              </table:table-cell>
              <table:table-cell office:value-type="float" office:value="37324">
                <text:p>37324</text:p>
              </table:table-cell>
              <table:table-cell office:value-type="float" office:value="38841">
                <text:p>38841</text:p>
              </table:table-cell>
              <table:table-cell office:value-type="float" office:value="40099">
                <text:p>40099</text:p>
              </table:table-cell>
              <table:table-cell office:value-type="float" office:value="37324">
                <text:p>37324</text:p>
              </table:table-cell>
              <table:table-cell office:value-type="float" office:value="38841">
                <text:p>38841</text:p>
              </table:table-cell>
              <table:table-cell office:value-type="float" office:value="40895">
                <text:p>40895</text:p>
              </table:table-cell>
              <table:table-cell office:value-type="float" office:value="42244">
                <text:p>42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 X*</text:p>
                <draw:g>
                  <svg:desc>task2.A3:task2.A3</svg:desc>
                </draw:g>
              </table:table-cell>
              <table:table-cell office:value-type="float" office:value="1538.75830161405">
                <text:p>1538.75830161405</text:p>
                <draw:g>
                  <svg:desc>task2.B3:task2.BU3</svg:desc>
                </draw:g>
              </table:table-cell>
              <table:table-cell office:value-type="float" office:value="4173.07569368576">
                <text:p>4173.07569368576</text:p>
              </table:table-cell>
              <table:table-cell office:value-type="float" office:value="5931.36909633127">
                <text:p>5931.36909633127</text:p>
              </table:table-cell>
              <table:table-cell office:value-type="float" office:value="7359.28034024911">
                <text:p>7359.28034024911</text:p>
              </table:table-cell>
              <table:table-cell office:value-type="float" office:value="8558.73420653122">
                <text:p>8558.73420653122</text:p>
              </table:table-cell>
              <table:table-cell office:value-type="float" office:value="8586.82372719786">
                <text:p>8586.82372719786</text:p>
              </table:table-cell>
              <table:table-cell office:value-type="float" office:value="9632.59404653975">
                <text:p>9632.59404653975</text:p>
              </table:table-cell>
              <table:table-cell office:value-type="float" office:value="9916.05471372205">
                <text:p>9916.05471372205</text:p>
              </table:table-cell>
              <table:table-cell office:value-type="float" office:value="9961.25232411582">
                <text:p>9961.25232411582</text:p>
              </table:table-cell>
              <table:table-cell office:value-type="float" office:value="10269.0549544126">
                <text:p>10269.0549544126</text:p>
              </table:table-cell>
              <table:table-cell office:value-type="float" office:value="10951.6952884805">
                <text:p>10951.6952884805</text:p>
              </table:table-cell>
              <table:table-cell office:value-type="float" office:value="11153.6252088329">
                <text:p>11153.6252088329</text:p>
              </table:table-cell>
              <table:table-cell office:value-type="float" office:value="12118.7559033844">
                <text:p>12118.7559033844</text:p>
              </table:table-cell>
              <table:table-cell office:value-type="float" office:value="12415.8723319443">
                <text:p>12415.8723319443</text:p>
              </table:table-cell>
              <table:table-cell office:value-type="float" office:value="12427.1325908694">
                <text:p>12427.1325908694</text:p>
              </table:table-cell>
              <table:table-cell office:value-type="float" office:value="13038.4567683094">
                <text:p>13038.4567683094</text:p>
              </table:table-cell>
              <table:table-cell office:value-type="float" office:value="13553.286563248">
                <text:p>13553.286563248</text:p>
              </table:table-cell>
              <table:table-cell office:value-type="float" office:value="13568.7596173851">
                <text:p>13568.7596173851</text:p>
              </table:table-cell>
              <table:table-cell office:value-type="float" office:value="13830.7798250845">
                <text:p>13830.7798250845</text:p>
              </table:table-cell>
              <table:table-cell office:value-type="float" office:value="14279.1619233087">
                <text:p>14279.1619233087</text:p>
              </table:table-cell>
              <table:table-cell office:value-type="float" office:value="14431.0284062044">
                <text:p>14431.0284062044</text:p>
              </table:table-cell>
              <table:table-cell office:value-type="float" office:value="14599.3127339535">
                <text:p>14599.3127339535</text:p>
              </table:table-cell>
              <table:table-cell office:value-type="float" office:value="15325.4825666573">
                <text:p>15325.4825666573</text:p>
              </table:table-cell>
              <table:table-cell office:value-type="float" office:value="16432.0410959921">
                <text:p>16432.0410959921</text:p>
              </table:table-cell>
              <table:table-cell office:value-type="float" office:value="16647.3833382775">
                <text:p>16647.3833382775</text:p>
              </table:table-cell>
              <table:table-cell office:value-type="float" office:value="16774.1371290111">
                <text:p>16774.1371290111</text:p>
              </table:table-cell>
              <table:table-cell office:value-type="float" office:value="17108.1708596186">
                <text:p>17108.1708596186</text:p>
              </table:table-cell>
              <table:table-cell office:value-type="float" office:value="17141.6984680903">
                <text:p>17141.6984680903</text:p>
              </table:table-cell>
              <table:table-cell office:value-type="float" office:value="17278.1359414134">
                <text:p>17278.1359414134</text:p>
              </table:table-cell>
              <table:table-cell office:value-type="float" office:value="17501.429295637">
                <text:p>17501.429295637</text:p>
              </table:table-cell>
              <table:table-cell office:value-type="float" office:value="18721.0691373687">
                <text:p>18721.0691373687</text:p>
              </table:table-cell>
              <table:table-cell office:value-type="float" office:value="20843.209423876">
                <text:p>20843.209423876</text:p>
              </table:table-cell>
              <table:table-cell office:value-type="float" office:value="20843.209423876">
                <text:p>20843.209423876</text:p>
              </table:table-cell>
              <table:table-cell office:value-type="float" office:value="21056.5477395193">
                <text:p>21056.5477395193</text:p>
              </table:table-cell>
              <table:table-cell office:value-type="float" office:value="21196.1808635857">
                <text:p>21196.1808635857</text:p>
              </table:table-cell>
              <table:table-cell office:value-type="float" office:value="21207.4554026453">
                <text:p>21207.4554026453</text:p>
              </table:table-cell>
              <table:table-cell office:value-type="float" office:value="21376.8203214477">
                <text:p>21376.8203214477</text:p>
              </table:table-cell>
              <table:table-cell office:value-type="float" office:value="21723.7561551414">
                <text:p>21723.7561551414</text:p>
              </table:table-cell>
              <table:table-cell office:value-type="float" office:value="21805.666496084">
                <text:p>21805.666496084</text:p>
              </table:table-cell>
              <table:table-cell office:value-type="float" office:value="22681.31882616">
                <text:p>22681.31882616</text:p>
              </table:table-cell>
              <table:table-cell office:value-type="float" office:value="23330.6390326913">
                <text:p>23330.6390326913</text:p>
              </table:table-cell>
              <table:table-cell office:value-type="float" office:value="25086.2740296048">
                <text:p>25086.2740296048</text:p>
              </table:table-cell>
              <table:table-cell office:value-type="float" office:value="25275.2489529459">
                <text:p>25275.2489529459</text:p>
              </table:table-cell>
              <table:table-cell office:value-type="float" office:value="25488.7273577313">
                <text:p>25488.7273577313</text:p>
              </table:table-cell>
              <table:table-cell office:value-type="float" office:value="25604.1174664459">
                <text:p>25604.1174664459</text:p>
              </table:table-cell>
              <table:table-cell office:value-type="float" office:value="26645.7682004999">
                <text:p>26645.7682004999</text:p>
              </table:table-cell>
              <table:table-cell office:value-type="float" office:value="28576.3284612923">
                <text:p>28576.3284612923</text:p>
              </table:table-cell>
              <table:table-cell office:value-type="float" office:value="29122.7329599246">
                <text:p>29122.7329599246</text:p>
              </table:table-cell>
              <table:table-cell office:value-type="float" office:value="29246.0370918029">
                <text:p>29246.0370918029</text:p>
              </table:table-cell>
              <table:table-cell office:value-type="float" office:value="29563.9251639946">
                <text:p>29563.9251639946</text:p>
              </table:table-cell>
              <table:table-cell office:value-type="float" office:value="29834.8028787172">
                <text:p>29834.8028787172</text:p>
              </table:table-cell>
              <table:table-cell office:value-type="float" office:value="29850.0173890998">
                <text:p>29850.0173890998</text:p>
              </table:table-cell>
              <table:table-cell office:value-type="float" office:value="30757.4972991923">
                <text:p>30757.4972991923</text:p>
              </table:table-cell>
              <table:table-cell office:value-type="float" office:value="31003.8046944075">
                <text:p>31003.8046944075</text:p>
              </table:table-cell>
              <table:table-cell office:value-type="float" office:value="31521.690951957">
                <text:p>31521.690951957</text:p>
              </table:table-cell>
              <table:table-cell office:value-type="float" office:value="31746.7627071967">
                <text:p>31746.7627071967</text:p>
              </table:table-cell>
              <table:table-cell office:value-type="float" office:value="32843.6409484627">
                <text:p>32843.6409484627</text:p>
              </table:table-cell>
              <table:table-cell office:value-type="float" office:value="34335.674309757">
                <text:p>34335.674309757</text:p>
              </table:table-cell>
              <table:table-cell office:value-type="float" office:value="37037.119976264">
                <text:p>37037.119976264</text:p>
              </table:table-cell>
              <table:table-cell office:value-type="float" office:value="38228.850437707">
                <text:p>38228.850437707</text:p>
              </table:table-cell>
              <table:table-cell office:value-type="float" office:value="40026.5621028965">
                <text:p>40026.5621028965</text:p>
              </table:table-cell>
              <table:table-cell office:value-type="float" office:value="42111.8836502327">
                <text:p>42111.8836502327</text:p>
              </table:table-cell>
              <table:table-cell office:value-type="float" office:value="44361.0646409302">
                <text:p>44361.0646409302</text:p>
              </table:table-cell>
              <table:table-cell office:value-type="float" office:value="47406.0158631764">
                <text:p>47406.0158631764</text:p>
              </table:table-cell>
              <table:table-cell office:value-type="float" office:value="47775.1003787357">
                <text:p>47775.1003787357</text:p>
              </table:table-cell>
              <table:table-cell office:value-type="float" office:value="50814.6637930261">
                <text:p>50814.6637930261</text:p>
              </table:table-cell>
              <table:table-cell office:value-type="float" office:value="53384.5217979626">
                <text:p>53384.5217979626</text:p>
              </table:table-cell>
              <table:table-cell office:value-type="float" office:value="57239.2240956905">
                <text:p>57239.2240956905</text:p>
              </table:table-cell>
              <table:table-cell office:value-type="float" office:value="60890.1890460099">
                <text:p>60890.1890460099</text:p>
              </table:table-cell>
              <table:table-cell office:value-type="float" office:value="65938.3479427692">
                <text:p>65938.3479427692</text:p>
              </table:table-cell>
              <table:table-cell office:value-type="float" office:value="69343.6158074503">
                <text:p>69343.61580745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